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fo:border="thin solid #000000" style:vertical-align="middl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0.29229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7.9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E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ENERO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2-14T00:00:00" table:style-name="ce5">
            <text:p>2024-02-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6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esponsable</text:p>
          </table:table-cell>
          <table:table-cell office:value-type="string" table:style-name="ce8">
            <text:p><text:a xlink:href="mailto:William_Villavicencio@inec.gob.ec">William_Villavicencio@inec.gob.ec<text:s/></text:a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enguaje</text:p>
          </table:table-cell>
          <table:table-cell office:value-type="string" table:style-name="ce10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Enemdu, vivienda hogar, características de la viviend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12">
            <text:p><text:a xlink:href="https://www.ecuadorencifras.gob.ec/documentos/web-inec/EMPLEO/2024/Enero_2024/2_BDD_DATOS_ABIERTOS_ENEMDU_2024_01_CSV.zip">https://www.ecuadorencifras.gob.ec/documentos/web-inec/EMPLEO/2024/Enero_2024/2_BDD_DATOS_ABIERTOS_ENEMDU_2024_01_CSV.zip</text:a>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16382"/>
        </table:table-row>
        <table:table-row table:number-rows-repeated="104855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Mariuxi Tutin</dc:creator>
    <meta:creation-date>2020-12-02T17:01:11Z</meta:creation-date>
    <dc:date>2024-02-14T17:19:19Z</dc:date>
  </office:meta>
</office:document-meta>
</file>